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TablaContenidosDemostrativo" style:master-page-name="Pagina">
      <style:paragraph-properties style:page-number="auto"/>
    </style:style>
    <style:style style:name="P9" style:family="paragraph" style:parent-style-name="Textos" style:master-page-name="Pagina">
      <style:paragraph-properties style:page-number="auto"/>
    </style:style>
    <style:style style:name="P10" style:family="paragraph" style:parent-style-name="Textos">
      <style:text-properties officeooo:rsid="001fe288" officeooo:paragraph-rsid="001fe288"/>
    </style:style>
    <style:style style:name="P11" style:family="paragraph" style:parent-style-name="Textos">
      <style:text-properties officeooo:rsid="0021a384" officeooo:paragraph-rsid="0021a384"/>
    </style:style>
    <style:style style:name="P12" style:family="paragraph" style:parent-style-name="Textos">
      <style:text-properties officeooo:rsid="0021a384" officeooo:paragraph-rsid="002202ce"/>
    </style:style>
    <style:style style:name="P13" style:family="paragraph" style:parent-style-name="Textos">
      <style:text-properties officeooo:rsid="002202ce" officeooo:paragraph-rsid="002202ce"/>
    </style:style>
    <style:style style:name="P14" style:family="paragraph" style:parent-style-name="Textos">
      <style:paragraph-properties fo:break-before="page"/>
      <style:text-properties officeooo:rsid="0021a384" officeooo:paragraph-rsid="0021a384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e288"/>
    </style:style>
    <style:style style:name="T5" style:family="text">
      <style:text-properties officeooo:rsid="00220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0.<text:span text:style-name="T4">27</text:span></text:p>
      <text:p text:style-name="Standard"/>
      <text:p text:style-name="SubtituloPortadaYDemostrativos">Tipo de documento: Acta</text:p>
      <text:p text:style-name="SubtituloPortadaYDemostrativos"><text:span text:style-name="T4">21</text:span>/<text:span text:style-name="T1">05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7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3">21</text:span>/<text:span text:style-name="T1">05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3">21</text:span>/<text:span text:style-name="T1">05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3">21</text:span>/<text:span text:style-name="T1">05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8">Tabla de contenido</text:p>
          </text:index-title>
          <text:p text:style-name="P4"><text:a xlink:type="simple" xlink:href="#__RefHeading__1803_1352885363" text:style-name="Index_20_Link" text:visited-style-name="Index_20_Link">Datos de la reunión:<text:tab/>4</text:a></text:p>
          <text:p text:style-name="P5"><text:a xlink:type="simple" xlink:href="#__RefHeading__744_302876939" text:style-name="Index_20_Link" text:visited-style-name="Index_20_Link">Tabla 01. Datos de la reunión, 2014<text:tab/>4</text:a></text:p>
          <text:p text:style-name="P4"><text:a xlink:type="simple" xlink:href="#__RefHeading__746_302876939" text:style-name="Index_20_Link" text:visited-style-name="Index_20_Link">Puntos del orden del día:<text:tab/>4</text:a></text:p>
          <text:p text:style-name="P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3">21</text:span>/<text:span text:style-name="T4">51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45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0">En el experimento de refrigeración por inmersión hay un problema con las temperaturas de los procesadores , una tiene una diferencia de temperatura de la otra en 10 grados , con lo cual se decidió introducir una tercera placa para hacer otro experimento y ver cual de las otras está mal,si la que da temperaturas de más o la de menos. Del mismo tema hay que ir preparando el sistema de refrigeración líquida anterior para cuando llegue el serpentín poder acoplarlo a esta e introducirlo en las pruebas de inmersión. </text:p>
      <text:p text:style-name="P10">Sobre el tema del appliance en modo Gateway aún está por acabar.</text:p>
      <text:p text:style-name="P10">Javier tiene que acordar una entrevista con el vicerrector para mirar de colocar un appliance en libre acceso de la vicerectoría del campus de Orense.</text:p>
      <text:p text:style-name="P10">Hay que mirar de pedir como dos bloques de CPU de refrigeración líquida para ir mirando de montar nuestro diseño de mariposa para fijarlas a la placa. Adecuar nuestro diseño al bloque. Y una vez que tengamos echo esto y con los diseños bien , se le pedirá a un profesional que nos fabrique todas las que necesitemos.</text:p>
      <text:p text:style-name="P10"/>
      <text:p text:style-name="P14">Hay que ir mirando de comprar bobinas de hilo para empalmar las fuentes de alimentación .Para ello recordar que usaremos una sola fuente de alimentación que alimentará a 4 pcs , vamos necesitar también alargadores , conectores hembras y machos para placas y discos , elementos standar para la inmersión líquida. Documentación y materiales que se necesitan.</text:p>
      <text:p text:style-name="P11">En los armarios hay que mirar de meterle un led de encendido o en la parte frontal o la trasera.</text:p>
      <text:p text:style-name="P12">Buscar topes <text:span text:style-name="T5">de goma y pasa paredes para la sujeción de las conexiones de cada cajón extraíble,a poder ser que den firmeza para conectar y desconectar cables.</text:span></text:p>
      <text:p text:style-name="P12"><text:span text:style-name="T5">Referente a lo anterior de hacer un documento de todo lo que necesitamos para el cableado y demás , hay que calcular la longitud de los cables( internos y externos) y como vamos construirlos.</text:span></text:p>
      <text:p text:style-name="P12"><text:span text:style-name="T5">Buscar un multiplexor de la fuente de alimentación para el cable de placa que sea de cuatro . Para ayudar en esto se publicara una noticia en Facebook <text:s/>y Twiter para poder compartirlo y ver si alguien le suena y nos puede ayudar con su información.</text:span></text:p>
      <text:p text:style-name="P13">Montar el nuevo experimento para el multiplexor de cuatro de la fuente de alimentación .J</text:p>
      <text:p text:style-name="P13">Javier tiene que mirar de conseguir la furgoneta para el transporte de los depósitos.</text:p>
      <text:p text:style-name="P13">Y para finalizar se debatió un posible diseño para el armario cluster, que sería de incorporar rejillas en los laterales de cada caja extraíble y también en la estructura de soporte para poder hacer ventilar el calor acumulado de las memorias ,placas y demá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5-21T17:34:38.487728150</dc:date>
    <dc:creator>Manuel </dc:creator>
    <meta:document-statistic meta:table-count="5" meta:image-count="3" meta:object-count="0" meta:page-count="5" meta:paragraph-count="74" meta:word-count="604" meta:character-count="3545" meta:non-whitespace-character-count="2972"/>
  </office:meta>
</office:document-meta>
</file>